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84.9pt"/>
    </style:style>
    <style:style style:name="co11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ext-properties fo:font-size="13pt" style:text-underline-style="none" style:font-size-asian="13pt" style:font-size-complex="13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text-underline-style="none" style:font-size-asian="15pt" style:font-size-complex="15pt"/>
    </style:style>
    <style:style style:name="ce9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10" style:family="table-cell" style:parent-style-name="Default" style:data-style-name="N2">
      <style:text-properties fo:font-size="12pt" style:font-size-asian="12pt" style:font-size-complex="12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>
      <style:text-properties fo:font-size="15pt" style:text-underline-style="solid" style:text-underline-width="auto" style:text-underline-color="font-color" style:font-size-asian="15pt" style:font-size-complex="15pt"/>
    </style:style>
    <style:style style:name="ce14" style:family="table-cell" style:parent-style-name="Default" style:data-style-name="N2">
      <style:text-properties fo:font-size="15pt" style:font-size-asian="15pt" style:font-size-complex="15pt"/>
    </style:style>
    <style:style style:name="ce15" style:family="table-cell" style:parent-style-name="Default" style:data-style-name="N11">
      <style:text-properties fo:font-size="15pt" style:font-size-asian="15pt" style:font-size-complex="15pt"/>
    </style:style>
    <style:style style:name="ce16" style:family="table-cell" style:parent-style-name="Default" style:data-style-name="N11">
      <style:text-properties style:font-name="Liberation Sans" fo:font-size="15pt" style:font-name-asian="Droid Sans Fallback" style:font-size-asian="15pt" style:font-name-complex="FreeSans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2.5pt" style:font-size-complex="12.5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84.35pt" svg:height="380.75pt" svg:x="60.86pt" svg:y="199.13pt">
            <loext:p draw:notify-on-update-of-ranges="Sheet1.E5:Sheet1.E6 Sheet1.E7:Sheet1.E10 Sheet1.F5:Sheet1.F6 Sheet1.F7:Sheet1.F10 Sheet1.G5:Sheet1.G6 Sheet1.G7:Sheet1.G10 Sheet1.H5:Sheet1.H6 Sheet1.H7:Sheet1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74.2pt" svg:height="369.3pt" svg:x="66.33pt" svg:y="822.53pt">
            <loext:p draw:notify-on-update-of-ranges="Sheet1.E50:Sheet1.E51 Sheet1.E52:Sheet1.E55 Sheet1.F50:Sheet1.F51 Sheet1.F52:Sheet1.F55 Sheet1.G50:Sheet1.G51 Sheet1.G52:Sheet1.G55 Sheet1.H50:Sheet1.H51 Sheet1.H52:Sheet1.H5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53.51pt" svg:height="373.07pt" svg:x="67.1pt" svg:y="1558.32pt">
            <loext:p draw:notify-on-update-of-ranges="Sheet1.E103:Sheet1.E104 Sheet1.E105:Sheet1.E108 Sheet1.F103:Sheet1.F104 Sheet1.F105:Sheet1.F108 Sheet1.G103:Sheet1.G104 Sheet1.G105:Sheet1.G108 Sheet1.H103:Sheet1.H104 Sheet1.H105:Sheet1.H10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9" table:number-rows-spanned="1">
            <text:p>Compression Time comparison for different techniques at different compression index</text:p>
          </table:table-cell>
          <table:covered-table-cell table:number-columns-repeated="8"/>
        </table:table-row>
        <table:table-row table:style-name="ro2">
          <table:table-cell table:number-columns-repeated="2"/>
          <table:table-cell table:style-name="ce2"/>
          <table:table-cell table:number-columns-repeated="8"/>
        </table:table-row>
        <table:table-row table:style-name="ro3">
          <table:table-cell table:number-columns-repeated="5"/>
          <table:table-cell table:style-name="ce3" office:value-type="string" calcext:value-type="string" table:number-columns-spanned="3" table:number-rows-spanned="1">
            <text:p>Compression time (in sec.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4"/>
          <table:table-cell table:style-name="ce4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table:style-name="ce1" office:value-type="string" calcext:value-type="string">
            <text:p>File type: .nc</text:p>
          </table:table-cell>
          <table:table-cell table:number-columns-repeated="2"/>
          <table:table-cell table:style-name="ce6"/>
          <table:table-cell table:style-name="ce10" table:number-columns-repeated="5"/>
          <table:table-cell/>
        </table:table-row>
        <table:table-row table:style-name="ro2">
          <table:table-cell/>
          <table:table-cell table:style-name="ce1" office:value-type="string" calcext:value-type="string">
            <text:p>Runs = 5</text:p>
          </table:table-cell>
          <table:table-cell table:number-columns-repeated="2"/>
          <table:table-cell table:style-name="ce6" office:value-type="string" calcext:value-type="string">
            <text:p>bzip2</text:p>
          </table:table-cell>
          <table:table-cell table:style-name="ce10" office:value-type="float" office:value="62.5302519798" calcext:value-type="float">
            <text:p>62.53</text:p>
          </table:table-cell>
          <table:table-cell table:style-name="ce10" office:value-type="float" office:value="59.1698160172" calcext:value-type="float">
            <text:p>59.17</text:p>
          </table:table-cell>
          <table:table-cell table:style-name="ce10" office:value-type="float" office:value="60.521682024" calcext:value-type="float">
            <text:p>60.52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lzma</text:p>
          </table:table-cell>
          <table:table-cell table:style-name="ce10" office:value-type="float" office:value="76.8518128395" calcext:value-type="float">
            <text:p>76.85</text:p>
          </table:table-cell>
          <table:table-cell table:style-name="ce10" office:value-type="float" office:value="201.391256094" calcext:value-type="float">
            <text:p>201.39</text:p>
          </table:table-cell>
          <table:table-cell table:style-name="ce10" office:value-type="float" office:value="275.815138102" calcext:value-type="float">
            <text:p>275.82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xz</text:p>
          </table:table-cell>
          <table:table-cell table:style-name="ce10" office:value-type="float" office:value="77.0061359406" calcext:value-type="float">
            <text:p>77.01</text:p>
          </table:table-cell>
          <table:table-cell table:style-name="ce10" office:value-type="float" office:value="194.872938871" calcext:value-type="float">
            <text:p>194.87</text:p>
          </table:table-cell>
          <table:table-cell table:style-name="ce10" office:value-type="float" office:value="293.187119961" calcext:value-type="float">
            <text:p>293.19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lzop</text:p>
          </table:table-cell>
          <table:table-cell table:style-name="ce10" office:value-type="float" office:value="8.31629014015" calcext:value-type="float">
            <text:p>8.32</text:p>
          </table:table-cell>
          <table:table-cell table:style-name="ce10" office:value-type="float" office:value="8.0022277832" calcext:value-type="float">
            <text:p>8.00</text:p>
          </table:table-cell>
          <table:table-cell table:style-name="ce10" office:value-type="float" office:value="54.3119559288" calcext:value-type="float">
            <text:p>54.31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/>
          <table:table-cell table:style-name="ce10" table:number-columns-repeated="5"/>
          <table:table-cell/>
        </table:table-row>
        <table:table-row table:style-name="ro4">
          <table:table-cell table:number-columns-repeated="3"/>
          <table:table-cell table:style-name="ce3" office:value-type="string" calcext:value-type="string" table:number-columns-spanned="6" table:number-rows-spanned="1">
            <text:p>C Index stands for Compression Index</text:p>
          </table:table-cell>
          <table:covered-table-cell/>
          <table:covered-table-cell table:number-columns-repeated="2" table:style-name="ce10"/>
          <table:covered-table-cell table:number-columns-repeated="2" table:style-name="ce4"/>
          <table:table-cell table:style-name="ce4" table:number-columns-repeated="2"/>
        </table:table-row>
        <table:table-row table:style-name="ro2" table:number-rows-repeated="2">
          <table:table-cell table:number-columns-repeated="4"/>
          <table:table-cell table:style-name="ce6"/>
          <table:table-cell table:style-name="ce10" table:number-columns-repeated="2"/>
          <table:table-cell table:style-name="ce4"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 table:number-rows-repeated="29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9" table:number-rows-spanned="1">
            <text:p>Decompression Time comparison for different techniques at different compression index</text:p>
          </table:table-cell>
          <table:covered-table-cell table:number-columns-repeated="8"/>
        </table:table-row>
        <table:table-row table:style-name="ro2">
          <table:table-cell table:number-columns-repeated="2"/>
          <table:table-cell table:style-name="ce2"/>
          <table:table-cell table:number-columns-repeated="8"/>
        </table:table-row>
        <table:table-row table:style-name="ro3">
          <table:table-cell table:number-columns-repeated="5"/>
          <table:table-cell table:style-name="ce3" office:value-type="string" calcext:value-type="string" table:number-columns-spanned="3" table:number-rows-spanned="1">
            <text:p>Decompression time (in sec.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4"/>
          <table:table-cell table:style-name="ce4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table:style-name="ce1" office:value-type="string" calcext:value-type="string">
            <text:p>File type: .nc</text:p>
          </table:table-cell>
          <table:table-cell table:number-columns-repeated="2"/>
          <table:table-cell table:style-name="ce6"/>
          <table:table-cell table:style-name="ce10" table:number-columns-repeated="5"/>
          <table:table-cell/>
        </table:table-row>
        <table:table-row table:style-name="ro2">
          <table:table-cell/>
          <table:table-cell table:style-name="ce1" office:value-type="string" calcext:value-type="string">
            <text:p>Runs = 5</text:p>
          </table:table-cell>
          <table:table-cell table:number-columns-repeated="2"/>
          <table:table-cell table:style-name="ce6" office:value-type="string" calcext:value-type="string">
            <text:p>bzip2</text:p>
          </table:table-cell>
          <table:table-cell table:style-name="ce10" office:value-type="float" office:value="25.8887121677" calcext:value-type="float">
            <text:p>25.89</text:p>
          </table:table-cell>
          <table:table-cell table:style-name="ce10" office:value-type="float" office:value="28.2430238724" calcext:value-type="float">
            <text:p>28.24</text:p>
          </table:table-cell>
          <table:table-cell table:style-name="ce10" office:value-type="float" office:value="31.8070960045" calcext:value-type="float">
            <text:p>31.81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lzma</text:p>
          </table:table-cell>
          <table:table-cell table:style-name="ce10" office:value-type="float" office:value="28.728441" calcext:value-type="float">
            <text:p>28.73</text:p>
          </table:table-cell>
          <table:table-cell table:style-name="ce10" office:value-type="float" office:value="27.9497420788" calcext:value-type="float">
            <text:p>27.95</text:p>
          </table:table-cell>
          <table:table-cell table:style-name="ce10" office:value-type="float" office:value="28.3504300117" calcext:value-type="float">
            <text:p>28.35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xz</text:p>
          </table:table-cell>
          <table:table-cell table:style-name="ce10" office:value-type="float" office:value="29.1522598267" calcext:value-type="float">
            <text:p>29.15</text:p>
          </table:table-cell>
          <table:table-cell table:style-name="ce10" office:value-type="float" office:value="28.2039978504" calcext:value-type="float">
            <text:p>28.20</text:p>
          </table:table-cell>
          <table:table-cell table:style-name="ce10" office:value-type="float" office:value="30.4791169167" calcext:value-type="float">
            <text:p>30.48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lzop</text:p>
          </table:table-cell>
          <table:table-cell table:style-name="ce10" office:value-type="float" office:value="2.07775902748" calcext:value-type="float">
            <text:p>2.08</text:p>
          </table:table-cell>
          <table:table-cell table:style-name="ce10" office:value-type="float" office:value="2.04253101349" calcext:value-type="float">
            <text:p>2.04</text:p>
          </table:table-cell>
          <table:table-cell table:style-name="ce10" office:value-type="float" office:value="2.20969414711" calcext:value-type="float">
            <text:p>2.21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/>
          <table:table-cell table:style-name="ce10" table:number-columns-repeated="5"/>
          <table:table-cell/>
        </table:table-row>
        <table:table-row table:style-name="ro4">
          <table:table-cell table:number-columns-repeated="3"/>
          <table:table-cell table:style-name="ce3" office:value-type="string" calcext:value-type="string" table:number-columns-spanned="6" table:number-rows-spanned="1">
            <text:p>C Index stands for Compression Index</text:p>
          </table:table-cell>
          <table:covered-table-cell/>
          <table:covered-table-cell table:number-columns-repeated="2" table:style-name="ce10"/>
          <table:covered-table-cell table:number-columns-repeated="2" table:style-name="ce4"/>
          <table:table-cell table:style-name="ce4" table:number-columns-repeated="2"/>
        </table:table-row>
        <table:table-row table:style-name="ro1" table:number-rows-repeated="32">
          <table:table-cell table:number-columns-repeated="11"/>
        </table:table-row>
        <table:table-row table:style-name="ro4">
          <table:table-cell table:number-columns-repeated="3"/>
          <table:table-cell table:style-name="ce4" office:value-type="string" calcext:value-type="string">
            <text:p>Original file size</text:p>
          </table:table-cell>
          <table:table-cell table:style-name="ce4" office:value-type="float" office:value="106.3" calcext:value-type="float">
            <text:p>106.3</text:p>
          </table:table-cell>
          <table:table-cell table:style-name="ce11" office:value-type="string" calcext:value-type="string">
            <text:p>mb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3" office:value-type="string" calcext:value-type="string" table:number-columns-spanned="6" table:number-rows-spanned="1">
            <text:p>Compressed File size (in mb)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4"/>
          <table:table-cell table:style-name="ce4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6"/>
          <table:table-cell table:style-name="ce10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06.3" calcext:value-type="float">
            <text:p>106.3</text:p>
          </table:table-cell>
          <table:table-cell table:style-name="ce6" office:value-type="string" calcext:value-type="string">
            <text:p>bzip2</text:p>
          </table:table-cell>
          <table:table-cell table:style-name="ce10" office:value-type="float" office:value="82.78487" calcext:value-type="float">
            <text:p>82.78</text:p>
          </table:table-cell>
          <table:table-cell table:style-name="ce10" office:value-type="float" office:value="81.117152" calcext:value-type="float">
            <text:p>81.12</text:p>
          </table:table-cell>
          <table:table-cell table:style-name="ce10" office:value-type="float" office:value="80.661884" calcext:value-type="float">
            <text:p>80.66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06.3" calcext:value-type="float">
            <text:p>106.3</text:p>
          </table:table-cell>
          <table:table-cell table:style-name="ce6" office:value-type="string" calcext:value-type="string">
            <text:p>lzma</text:p>
          </table:table-cell>
          <table:table-cell table:style-name="ce10" office:value-type="float" office:value="82.638985" calcext:value-type="float">
            <text:p>82.64</text:p>
          </table:table-cell>
          <table:table-cell table:style-name="ce10" office:value-type="float" office:value="80.206512" calcext:value-type="float">
            <text:p>80.21</text:p>
          </table:table-cell>
          <table:table-cell table:style-name="ce10" office:value-type="float" office:value="79.807489" calcext:value-type="float">
            <text:p>79.81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06.3" calcext:value-type="float">
            <text:p>106.3</text:p>
          </table:table-cell>
          <table:table-cell table:style-name="ce6" office:value-type="string" calcext:value-type="string">
            <text:p>xz</text:p>
          </table:table-cell>
          <table:table-cell table:style-name="ce10" office:value-type="float" office:value="82.655096" calcext:value-type="float">
            <text:p>82.66</text:p>
          </table:table-cell>
          <table:table-cell table:style-name="ce10" office:value-type="float" office:value="80.218964" calcext:value-type="float">
            <text:p>80.22</text:p>
          </table:table-cell>
          <table:table-cell table:style-name="ce10" office:value-type="float" office:value="79.819896" calcext:value-type="float">
            <text:p>79.8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06.3" calcext:value-type="float">
            <text:p>106.3</text:p>
          </table:table-cell>
          <table:table-cell table:style-name="ce6" office:value-type="string" calcext:value-type="string">
            <text:p>lzop</text:p>
          </table:table-cell>
          <table:table-cell table:style-name="ce10" office:value-type="float" office:value="91.081184" calcext:value-type="float">
            <text:p>91.08</text:p>
          </table:table-cell>
          <table:table-cell table:style-name="ce10" office:value-type="float" office:value="91.294484" calcext:value-type="float">
            <text:p>91.29</text:p>
          </table:table-cell>
          <table:table-cell table:style-name="ce10" office:value-type="float" office:value="88.350497" calcext:value-type="float">
            <text:p>88.3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9" table:number-rows-spanned="1">
            <text:p><text:span text:style-name="T1">Compression</text:span> Percentage comparison for different techniques at different compression index</text:p>
          </table:table-cell>
          <table:covered-table-cell table:number-columns-repeated="8"/>
        </table:table-row>
        <table:table-row table:style-name="ro2">
          <table:table-cell table:number-columns-repeated="2"/>
          <table:table-cell table:style-name="ce2"/>
          <table:table-cell table:number-columns-repeated="8"/>
        </table:table-row>
        <table:table-row table:style-name="ro6">
          <table:table-cell table:number-columns-repeated="4"/>
          <table:table-cell table:style-name="ce7"/>
          <table:table-cell table:style-name="ce12" office:value-type="string" calcext:value-type="string" table:number-columns-spanned="3" table:number-rows-spanned="1">
            <text:p>Compression Percentage</text:p>
          </table:table-cell>
          <table:covered-table-cell table:number-columns-repeated="2" table:style-name="ce7"/>
          <table:table-cell table:number-columns-repeated="3"/>
        </table:table-row>
        <table:table-row table:style-name="ro6">
          <table:table-cell/>
          <table:table-cell table:style-name="ce1" office:value-type="string" calcext:value-type="string">
            <text:p>File type: .nc</text:p>
          </table:table-cell>
          <table:table-cell table:number-columns-repeated="2"/>
          <table:table-cell table:style-name="ce7" table:number-columns-repeated="4"/>
          <table:table-cell table:number-columns-repeated="3"/>
        </table:table-row>
        <table:table-row table:style-name="ro6">
          <table:table-cell/>
          <table:table-cell table:style-name="ce1" office:value-type="string" calcext:value-type="string">
            <text:p>Runs = 5</text:p>
          </table:table-cell>
          <table:table-cell table:number-columns-repeated="2"/>
          <table:table-cell table:style-name="ce7"/>
          <table:table-cell table:style-name="ce13" office:value-type="string" calcext:value-type="string">
            <text:p>C Index: 1</text:p>
          </table:table-cell>
          <table:table-cell table:style-name="ce13" office:value-type="string" calcext:value-type="string">
            <text:p>C Index: 5</text:p>
          </table:table-cell>
          <table:table-cell table:style-name="ce13" office:value-type="string" calcext:value-type="string">
            <text:p>C Index: 9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8"/>
          <table:table-cell table:style-name="ce14" table:number-columns-repeated="3"/>
          <table:table-cell table:number-columns-repeated="3"/>
        </table:table-row>
        <table:table-row table:style-name="ro6">
          <table:table-cell table:number-columns-repeated="4"/>
          <table:table-cell table:style-name="ce8" office:value-type="string" calcext:value-type="string">
            <text:p>bzip2</text:p>
          </table:table-cell>
          <table:table-cell table:style-name="ce15" table:formula="of:=(([.E90]-[.F94])/[.E90])" office:value-type="percentage" office:value="0.221214769520226" calcext:value-type="percentage">
            <text:p>22.12%</text:p>
          </table:table-cell>
          <table:table-cell table:style-name="ce16" table:formula="of:=([.E90]-[.G94])/[.E90]" office:value-type="percentage" office:value="0.236903555973659" calcext:value-type="percentage">
            <text:p>23.69%</text:p>
          </table:table-cell>
          <table:table-cell table:style-name="ce16" table:formula="of:=([.E90]-[.H94])/[.E90]" office:value-type="percentage" office:value="0.241186415804327" calcext:value-type="percentage">
            <text:p>24.12%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8" office:value-type="string" calcext:value-type="string">
            <text:p>lzma</text:p>
          </table:table-cell>
          <table:table-cell table:style-name="ce16" table:formula="of:=([.D95]-[.F95])/[.D95]" office:value-type="percentage" office:value="0.222587158984007" calcext:value-type="percentage">
            <text:p>22.26%</text:p>
          </table:table-cell>
          <table:table-cell table:style-name="ce16" table:formula="of:=([.E90]-[.G95])/[.E90]" office:value-type="percentage" office:value="0.245470253998118" calcext:value-type="percentage">
            <text:p>24.55%</text:p>
          </table:table-cell>
          <table:table-cell table:style-name="ce15" table:formula="of:=([.E90]-[.H95])/[.E90]" office:value-type="percentage" office:value="0.249223998118532" calcext:value-type="percentage">
            <text:p>24.92%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8" office:value-type="string" calcext:value-type="string">
            <text:p>xz</text:p>
          </table:table-cell>
          <table:table-cell table:style-name="ce16" table:formula="of:=([.D96]-[.F96])/[.D96]" office:value-type="percentage" office:value="0.222435597365945" calcext:value-type="percentage">
            <text:p>22.24%</text:p>
          </table:table-cell>
          <table:table-cell table:style-name="ce15" table:formula="of:=([.E90]-[.G96])/[.E90]" office:value-type="percentage" office:value="0.245353113828786" calcext:value-type="percentage">
            <text:p>24.54%</text:p>
          </table:table-cell>
          <table:table-cell table:style-name="ce15" table:formula="of:=([.E90]-[.H96])/[.E90]" office:value-type="percentage" office:value="0.249107281279398" calcext:value-type="percentage">
            <text:p>24.91%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8" office:value-type="string" calcext:value-type="string">
            <text:p>lzop</text:p>
          </table:table-cell>
          <table:table-cell table:style-name="ce15" table:formula="of:=([.D97]-[.F97])/[.D97]" office:value-type="percentage" office:value="0.143168541862653" calcext:value-type="percentage">
            <text:p>14.32%</text:p>
          </table:table-cell>
          <table:table-cell table:style-name="ce15" table:formula="of:=([.E90]-[.G97])/[.E90]" office:value-type="percentage" office:value="0.141161956726246" calcext:value-type="percentage">
            <text:p>14.12%</text:p>
          </table:table-cell>
          <table:table-cell table:style-name="ce15" table:formula="of:=([.E90]-[.H97])/[.E90]" office:value-type="percentage" office:value="0.168857036688617" calcext:value-type="percentage">
            <text:p>16.89%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767.2pt" svg:height="308.83pt" svg:x="64.01pt" svg:y="203.27pt">
            <loext:p draw:notify-on-update-of-ranges="Sheet2.E5:Sheet2.E6 Sheet2.E7:Sheet2.E10 Sheet2.F5:Sheet2.F6 Sheet2.F7:Sheet2.F10 Sheet2.G5:Sheet2.G6 Sheet2.G7:Sheet2.G10 Sheet2.H5:Sheet2.H6 Sheet2.H7:Sheet2.H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62.52pt" svg:height="314.53pt" svg:x="64.01pt" svg:y="752.57pt">
            <loext:p draw:notify-on-update-of-ranges="Sheet2.E46:Sheet2.E47 Sheet2.E48:Sheet2.E51 Sheet2.F46:Sheet2.F47 Sheet2.F48:Sheet2.F51 Sheet2.G46:Sheet2.G47 Sheet2.G48:Sheet2.G51 Sheet2.H46:Sheet2.H47 Sheet2.H48:Sheet2.H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756.85pt" svg:height="328.79pt" svg:x="65.54pt" svg:y="1493.66pt">
            <loext:p draw:notify-on-update-of-ranges="Sheet2.E99:Sheet2.E100 Sheet2.E101:Sheet2.E104 Sheet2.F99:Sheet2.F100 Sheet2.F101:Sheet2.F104 Sheet2.G99:Sheet2.G100 Sheet2.G101:Sheet2.G104 Sheet2.H99:Sheet2.H100 Sheet2.H101:Sheet2.H10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9" table:number-rows-spanned="1">
            <text:p>Compression Time comparison for different techniques at different compression index</text:p>
          </table:table-cell>
          <table:covered-table-cell table:number-columns-repeated="8"/>
        </table:table-row>
        <table:table-row table:style-name="ro2">
          <table:table-cell table:number-columns-repeated="2"/>
          <table:table-cell table:style-name="ce2"/>
          <table:table-cell table:number-columns-repeated="8"/>
        </table:table-row>
        <table:table-row table:style-name="ro3">
          <table:table-cell table:number-columns-repeated="5"/>
          <table:table-cell table:style-name="ce3" office:value-type="string" calcext:value-type="string" table:number-columns-spanned="3" table:number-rows-spanned="1">
            <text:p>Compression time (in sec.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4"/>
          <table:table-cell table:style-name="ce4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table:style-name="ce1" office:value-type="string" calcext:value-type="string">
            <text:p>File type: .nc</text:p>
          </table:table-cell>
          <table:table-cell table:number-columns-repeated="2"/>
          <table:table-cell table:style-name="ce6"/>
          <table:table-cell table:style-name="ce10" table:number-columns-repeated="5"/>
          <table:table-cell/>
        </table:table-row>
        <table:table-row table:style-name="ro2">
          <table:table-cell/>
          <table:table-cell table:style-name="ce1" office:value-type="string" calcext:value-type="string">
            <text:p>Runs = 5</text:p>
          </table:table-cell>
          <table:table-cell table:number-columns-repeated="2"/>
          <table:table-cell table:style-name="ce6" office:value-type="string" calcext:value-type="string">
            <text:p>lbzip2</text:p>
          </table:table-cell>
          <table:table-cell table:style-name="ce10" office:value-type="float" office:value="2.77853798866" calcext:value-type="float">
            <text:p>2.78</text:p>
          </table:table-cell>
          <table:table-cell table:style-name="ce10" office:value-type="float" office:value="5.61855506897" calcext:value-type="float">
            <text:p>5.62</text:p>
          </table:table-cell>
          <table:table-cell table:style-name="ce10" office:value-type="float" office:value="11" calcext:value-type="float">
            <text:p>11.00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pigz</text:p>
          </table:table-cell>
          <table:table-cell table:style-name="ce10" office:value-type="float" office:value="1.65331506729" calcext:value-type="float">
            <text:p>1.65</text:p>
          </table:table-cell>
          <table:table-cell table:style-name="ce10" office:value-type="float" office:value="1.7208070755" calcext:value-type="float">
            <text:p>1.72</text:p>
          </table:table-cell>
          <table:table-cell table:style-name="ce10" office:value-type="float" office:value="2.07038378716" calcext:value-type="float">
            <text:p>2.07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pigz_zlib</text:p>
          </table:table-cell>
          <table:table-cell table:style-name="ce10" office:value-type="float" office:value="1.48250198364" calcext:value-type="float">
            <text:p>1.48</text:p>
          </table:table-cell>
          <table:table-cell table:style-name="ce10" office:value-type="float" office:value="1.68894219398" calcext:value-type="float">
            <text:p>1.69</text:p>
          </table:table-cell>
          <table:table-cell table:style-name="ce10" office:value-type="float" office:value="1.97021317482" calcext:value-type="float">
            <text:p>1.97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pbzip2</text:p>
          </table:table-cell>
          <table:table-cell table:style-name="ce10" office:value-type="float" office:value="3.37524580956" calcext:value-type="float">
            <text:p>3.38</text:p>
          </table:table-cell>
          <table:table-cell table:style-name="ce10" office:value-type="float" office:value="4.08967614174" calcext:value-type="float">
            <text:p>4.09</text:p>
          </table:table-cell>
          <table:table-cell table:style-name="ce10" office:value-type="float" office:value="25.11" calcext:value-type="float">
            <text:p>25.11</text:p>
          </table:table-cell>
          <table:table-cell table:style-name="ce10" table:number-columns-repeated="2"/>
          <table:table-cell/>
        </table:table-row>
        <table:table-row table:style-name="ro1" table:number-rows-repeated="32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9" table:number-rows-spanned="1">
            <text:p>Decompression Time comparison for different techniques at different compression index</text:p>
          </table:table-cell>
          <table:covered-table-cell table:number-columns-repeated="8"/>
        </table:table-row>
        <table:table-row table:style-name="ro2">
          <table:table-cell table:number-columns-repeated="2"/>
          <table:table-cell table:style-name="ce2"/>
          <table:table-cell table:number-columns-repeated="8"/>
        </table:table-row>
        <table:table-row table:style-name="ro3">
          <table:table-cell table:number-columns-repeated="5"/>
          <table:table-cell table:style-name="ce3" office:value-type="string" calcext:value-type="string" table:number-columns-spanned="3" table:number-rows-spanned="1">
            <text:p>Decompression time (in sec.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4"/>
          <table:table-cell table:style-name="ce4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style-name="ce9" table:number-columns-repeated="2"/>
          <table:table-cell/>
        </table:table-row>
        <table:table-row table:style-name="ro2">
          <table:table-cell/>
          <table:table-cell table:style-name="ce1" office:value-type="string" calcext:value-type="string">
            <text:p>File type: .nc</text:p>
          </table:table-cell>
          <table:table-cell table:number-columns-repeated="2"/>
          <table:table-cell table:style-name="ce6"/>
          <table:table-cell table:style-name="ce10" table:number-columns-repeated="5"/>
          <table:table-cell/>
        </table:table-row>
        <table:table-row table:style-name="ro2">
          <table:table-cell/>
          <table:table-cell table:style-name="ce1" office:value-type="string" calcext:value-type="string">
            <text:p>Runs = 5</text:p>
          </table:table-cell>
          <table:table-cell table:number-columns-repeated="2"/>
          <table:table-cell table:style-name="ce6" office:value-type="string" calcext:value-type="string">
            <text:p>lbzip2</text:p>
          </table:table-cell>
          <table:table-cell table:style-name="ce10" office:value-type="float" office:value="7.62" calcext:value-type="float">
            <text:p>7.62</text:p>
          </table:table-cell>
          <table:table-cell table:style-name="ce10" office:value-type="float" office:value="7.38528895378" calcext:value-type="float">
            <text:p>7.39</text:p>
          </table:table-cell>
          <table:table-cell table:style-name="ce10" office:value-type="float" office:value="7.95" calcext:value-type="float">
            <text:p>7.95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pigz</text:p>
          </table:table-cell>
          <table:table-cell table:style-name="ce10" office:value-type="float" office:value="4.23162198067" calcext:value-type="float">
            <text:p>4.23</text:p>
          </table:table-cell>
          <table:table-cell table:style-name="ce10" office:value-type="float" office:value="3.91153502464" calcext:value-type="float">
            <text:p>3.91</text:p>
          </table:table-cell>
          <table:table-cell table:style-name="ce10" office:value-type="float" office:value="4.05031204224" calcext:value-type="float">
            <text:p>4.05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pigz_zlib</text:p>
          </table:table-cell>
          <table:table-cell table:style-name="ce10" office:value-type="float" office:value="4.21924781799" calcext:value-type="float">
            <text:p>4.22</text:p>
          </table:table-cell>
          <table:table-cell table:style-name="ce10" office:value-type="float" office:value="4.05053901672" calcext:value-type="float">
            <text:p>4.05</text:p>
          </table:table-cell>
          <table:table-cell table:style-name="ce10" office:value-type="float" office:value="4.049423933" calcext:value-type="float">
            <text:p>4.05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 office:value-type="string" calcext:value-type="string">
            <text:p>pbzip2</text:p>
          </table:table-cell>
          <table:table-cell table:style-name="ce10" office:value-type="float" office:value="2.37027907372" calcext:value-type="float">
            <text:p>2.37</text:p>
          </table:table-cell>
          <table:table-cell table:style-name="ce10" office:value-type="float" office:value="2.76152205467" calcext:value-type="float">
            <text:p>2.76</text:p>
          </table:table-cell>
          <table:table-cell table:style-name="ce10" office:value-type="float" office:value="7.97" calcext:value-type="float">
            <text:p>7.97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4"/>
          <table:table-cell table:style-name="ce6"/>
          <table:table-cell table:style-name="ce10" table:number-columns-repeated="5"/>
          <table:table-cell/>
        </table:table-row>
        <table:table-row table:style-name="ro4">
          <table:table-cell table:number-columns-repeated="3"/>
          <table:table-cell table:style-name="ce3" office:value-type="string" calcext:value-type="string" table:number-columns-spanned="6" table:number-rows-spanned="1">
            <text:p>C Index stands for Compression Index</text:p>
          </table:table-cell>
          <table:covered-table-cell/>
          <table:covered-table-cell table:number-columns-repeated="2" table:style-name="ce10"/>
          <table:covered-table-cell table:number-columns-repeated="2" table:style-name="ce4"/>
          <table:table-cell table:style-name="ce4" table:number-columns-repeated="2"/>
        </table:table-row>
        <table:table-row table:style-name="ro1" table:number-rows-repeated="32">
          <table:table-cell table:number-columns-repeated="11"/>
        </table:table-row>
        <table:table-row table:style-name="ro4">
          <table:table-cell table:number-columns-repeated="3"/>
          <table:table-cell table:style-name="ce4" office:value-type="string" calcext:value-type="string">
            <text:p>Original file size</text:p>
          </table:table-cell>
          <table:table-cell table:style-name="ce4" office:value-type="float" office:value="106.3" calcext:value-type="float">
            <text:p>106.3</text:p>
          </table:table-cell>
          <table:table-cell table:style-name="ce11" office:value-type="string" calcext:value-type="string">
            <text:p>mb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3" office:value-type="string" calcext:value-type="string" table:number-columns-spanned="6" table:number-rows-spanned="1">
            <text:p>Compressed File size (in mb)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4"/>
          <table:table-cell table:style-name="ce4"/>
          <table:table-cell table:style-name="ce9" office:value-type="string" calcext:value-type="string">
            <text:p>C Index: 1</text:p>
          </table:table-cell>
          <table:table-cell table:style-name="ce9" office:value-type="string" calcext:value-type="string">
            <text:p>C Index: 5</text:p>
          </table:table-cell>
          <table:table-cell table:style-name="ce9" office:value-type="string" calcext:value-type="string">
            <text:p>C Index: 9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6"/>
          <table:table-cell table:style-name="ce10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06.3" calcext:value-type="float">
            <text:p>106.3</text:p>
          </table:table-cell>
          <table:table-cell table:style-name="ce6" office:value-type="string" calcext:value-type="string">
            <text:p>lbzip2</text:p>
          </table:table-cell>
          <table:table-cell table:style-name="ce10" office:value-type="float" office:value="83.082962" calcext:value-type="float">
            <text:p>83.08</text:p>
          </table:table-cell>
          <table:table-cell table:style-name="ce10" office:value-type="float" office:value="81.311472" calcext:value-type="float">
            <text:p>81.31</text:p>
          </table:table-cell>
          <table:table-cell table:style-name="ce10" office:value-type="float" office:value="80.808886" calcext:value-type="float">
            <text:p>80.81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06.3" calcext:value-type="float">
            <text:p>106.3</text:p>
          </table:table-cell>
          <table:table-cell table:style-name="ce6" office:value-type="string" calcext:value-type="string">
            <text:p>pigz</text:p>
          </table:table-cell>
          <table:table-cell table:style-name="ce10" office:value-type="float" office:value="86.137606" calcext:value-type="float">
            <text:p>86.14</text:p>
          </table:table-cell>
          <table:table-cell table:style-name="ce10" office:value-type="float" office:value="85.543369" calcext:value-type="float">
            <text:p>85.54</text:p>
          </table:table-cell>
          <table:table-cell table:style-name="ce10" office:value-type="float" office:value="85.531132" calcext:value-type="float">
            <text:p>85.5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06.3" calcext:value-type="float">
            <text:p>106.3</text:p>
          </table:table-cell>
          <table:table-cell table:style-name="ce6" office:value-type="string" calcext:value-type="string">
            <text:p>pigz_zlib</text:p>
          </table:table-cell>
          <table:table-cell table:style-name="ce10" office:value-type="float" office:value="86.137585" calcext:value-type="float">
            <text:p>86.14</text:p>
          </table:table-cell>
          <table:table-cell table:style-name="ce10" office:value-type="float" office:value="85.543348" calcext:value-type="float">
            <text:p>85.54</text:p>
          </table:table-cell>
          <table:table-cell table:style-name="ce10" office:value-type="float" office:value="85.531111" calcext:value-type="float">
            <text:p>85.5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" office:value-type="float" office:value="106.3" calcext:value-type="float">
            <text:p>106.3</text:p>
          </table:table-cell>
          <table:table-cell table:style-name="ce6" office:value-type="string" calcext:value-type="string">
            <text:p>pbzip2</text:p>
          </table:table-cell>
          <table:table-cell table:style-name="ce10" office:value-type="float" office:value="82.833233" calcext:value-type="float">
            <text:p>82.83</text:p>
          </table:table-cell>
          <table:table-cell table:style-name="ce10" office:value-type="float" office:value="81.28305" calcext:value-type="float">
            <text:p>81.28</text:p>
          </table:table-cell>
          <table:table-cell table:style-name="ce10" office:value-type="float" office:value="80.771611" calcext:value-type="float">
            <text:p>80.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9" table:number-rows-spanned="1">
            <text:p><text:span text:style-name="T1">Compression</text:span> Percentage comparison for different techniques at different compression index</text:p>
          </table:table-cell>
          <table:covered-table-cell table:number-columns-repeated="8"/>
        </table:table-row>
        <table:table-row table:style-name="ro2">
          <table:table-cell table:number-columns-repeated="2"/>
          <table:table-cell table:style-name="ce2"/>
          <table:table-cell table:number-columns-repeated="8"/>
        </table:table-row>
        <table:table-row table:style-name="ro6">
          <table:table-cell table:number-columns-repeated="4"/>
          <table:table-cell table:style-name="ce7"/>
          <table:table-cell table:style-name="ce12" office:value-type="string" calcext:value-type="string" table:number-columns-spanned="3" table:number-rows-spanned="1">
            <text:p>Compression Percentage</text:p>
          </table:table-cell>
          <table:covered-table-cell table:number-columns-repeated="2" table:style-name="ce7"/>
          <table:table-cell table:number-columns-repeated="3"/>
        </table:table-row>
        <table:table-row table:style-name="ro6">
          <table:table-cell/>
          <table:table-cell table:style-name="ce1" office:value-type="string" calcext:value-type="string">
            <text:p>File type: .nc</text:p>
          </table:table-cell>
          <table:table-cell table:number-columns-repeated="2"/>
          <table:table-cell table:style-name="ce7" table:number-columns-repeated="4"/>
          <table:table-cell table:number-columns-repeated="3"/>
        </table:table-row>
        <table:table-row table:style-name="ro6">
          <table:table-cell/>
          <table:table-cell table:style-name="ce1" office:value-type="string" calcext:value-type="string">
            <text:p>Runs = 5</text:p>
          </table:table-cell>
          <table:table-cell table:number-columns-repeated="2"/>
          <table:table-cell table:style-name="ce7"/>
          <table:table-cell table:style-name="ce13" office:value-type="string" calcext:value-type="string">
            <text:p>C Index: 1</text:p>
          </table:table-cell>
          <table:table-cell table:style-name="ce13" office:value-type="string" calcext:value-type="string">
            <text:p>C Index: 5</text:p>
          </table:table-cell>
          <table:table-cell table:style-name="ce13" office:value-type="string" calcext:value-type="string">
            <text:p>C Index: 9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8"/>
          <table:table-cell table:style-name="ce14" table:number-columns-repeated="3"/>
          <table:table-cell table:number-columns-repeated="3"/>
        </table:table-row>
        <table:table-row table:style-name="ro6">
          <table:table-cell table:number-columns-repeated="4"/>
          <table:table-cell table:style-name="ce6" office:value-type="string" calcext:value-type="string">
            <text:p>lbzip2</text:p>
          </table:table-cell>
          <table:table-cell table:style-name="ce15" table:formula="of:=(([.E86]-[.F90])/[.E86])" office:value-type="percentage" office:value="0.218410517403575" calcext:value-type="percentage">
            <text:p>21.84%</text:p>
          </table:table-cell>
          <table:table-cell table:style-name="ce16" table:formula="of:=([.E86]-[.G90])/[.E86]" office:value-type="percentage" office:value="0.235075522107244" calcext:value-type="percentage">
            <text:p>23.51%</text:p>
          </table:table-cell>
          <table:table-cell table:style-name="ce16" table:formula="of:=([.E86]-[.H90])/[.E86]" office:value-type="percentage" office:value="0.239803518344308" calcext:value-type="percentage">
            <text:p>23.98%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6" office:value-type="string" calcext:value-type="string">
            <text:p>pigz</text:p>
          </table:table-cell>
          <table:table-cell table:style-name="ce16" table:formula="of:=([.D91]-[.F91])/[.D91]" office:value-type="percentage" office:value="0.189674449670743" calcext:value-type="percentage">
            <text:p>18.97%</text:p>
          </table:table-cell>
          <table:table-cell table:style-name="ce16" table:formula="of:=([.E86]-[.G91])/[.E86]" office:value-type="percentage" office:value="0.195264637817498" calcext:value-type="percentage">
            <text:p>19.53%</text:p>
          </table:table-cell>
          <table:table-cell table:style-name="ce15" table:formula="of:=([.E86]-[.H91])/[.E86]" office:value-type="percentage" office:value="0.195379755409219" calcext:value-type="percentage">
            <text:p>19.54%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6" office:value-type="string" calcext:value-type="string">
            <text:p>pigz_zlib</text:p>
          </table:table-cell>
          <table:table-cell table:style-name="ce16" table:formula="of:=([.D92]-[.F92])/[.D92]" office:value-type="percentage" office:value="0.189674647224835" calcext:value-type="percentage">
            <text:p>18.97%</text:p>
          </table:table-cell>
          <table:table-cell table:style-name="ce15" table:formula="of:=([.E86]-[.G92])/[.E86]" office:value-type="percentage" office:value="0.19526483537159" calcext:value-type="percentage">
            <text:p>19.53%</text:p>
          </table:table-cell>
          <table:table-cell table:style-name="ce15" table:formula="of:=([.E86]-[.H92])/[.E86]" office:value-type="percentage" office:value="0.195379952963311" calcext:value-type="percentage">
            <text:p>19.54%</text:p>
          </table:table-cell>
          <table:table-cell table:number-columns-repeated="3"/>
        </table:table-row>
        <table:table-row table:style-name="ro6">
          <table:table-cell table:number-columns-repeated="4"/>
          <table:table-cell table:style-name="ce6" office:value-type="string" calcext:value-type="string">
            <text:p>pbzip2</text:p>
          </table:table-cell>
          <table:table-cell table:style-name="ce15" table:formula="of:=([.D93]-[.F93])/[.D93]" office:value-type="percentage" office:value="0.220759802445908" calcext:value-type="percentage">
            <text:p>22.08%</text:p>
          </table:table-cell>
          <table:table-cell table:style-name="ce15" table:formula="of:=([.E86]-[.G93])/[.E86]" office:value-type="percentage" office:value="0.235342897460019" calcext:value-type="percentage">
            <text:p>23.53%</text:p>
          </table:table-cell>
          <table:table-cell table:style-name="ce15" table:formula="of:=([.E86]-[.H93])/[.E86]" office:value-type="percentage" office:value="0.240154176857949" calcext:value-type="percentage">
            <text:p>24.02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1:59:22.574409813</meta:creation-date>
    <dc:date>2016-06-10T14:22:45.011333206</dc:date>
    <meta:editing-duration>PT1H32M50S</meta:editing-duration>
    <meta:editing-cycles>11</meta:editing-cycles>
    <meta:generator>LibreOffice/5.0.5.2$Linux_X86_64 LibreOffice_project/00m0$Build-2</meta:generator>
    <meta:document-statistic meta:table-count="2" meta:cell-count="19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671cm" svg:height="13.433cm" xlink:href=".." xlink:type="simple" chart:class="chart:bar" chart:style-name="ch1">
        <chart:title svg:x="10.497cm" svg:y="0.404cm" chart:style-name="ch2">
          <text:p>Compression Time (on SERVER)</text:p>
        </chart:title>
        <chart:subtitle svg:x="12.362cm" svg:y="1.477cm" chart:style-name="ch3">
          <text:p>(.nc file - 5 runs)</text:p>
        </chart:subtitle>
        <chart:legend chart:legend-position="end" svg:x="25.223cm" svg:y="5.919cm" style:legend-expansion="high" chart:style-name="ch4"/>
        <chart:plot-area chart:style-name="ch5" table:cell-range-address="Sheet1.E5:Sheet1.H10" chart:data-source-has-labels="both" svg:x="1.564cm" svg:y="2.454cm" svg:width="23.106cm" svg:height="9.73cm">
          <chartooo:coordinate-region svg:x="2.847cm" svg:y="2.653cm" svg:width="21.823cm" svg:height="8.884cm"/>
          <chart:axis chart:dimension="x" chart:name="primary-x" chart:style-name="ch6" chartooo:axis-type="auto">
            <chartooo:date-scale/>
            <chart:title svg:x="11.34cm" svg:y="12.452cm" chart:style-name="ch7">
              <text:p>Compression technique</text:p>
            </chart:title>
            <chart:categories table:cell-range-address="Sheet1.E7:Sheet1.E10"/>
          </chart:axis>
          <chart:axis chart:dimension="y" chart:name="primary-y" chart:style-name="ch8">
            <chart:title svg:x="0.451cm" svg:y="9.242cm" chart:style-name="ch9">
              <text:p>Time to compress (in sec.)</text:p>
            </chart:title>
            <chart:grid chart:style-name="ch10" chart:class="major"/>
          </chart:axis>
          <chart:series chart:style-name="ch11" chart:values-cell-range-address="Sheet1.F7:Sheet1.F10" chart:label-cell-address="Sheet1.F5:Sheet1.F6" chart:class="chart:bar">
            <chart:data-point chart:repeated="4"/>
          </chart:series>
          <chart:series chart:style-name="ch12" chart:values-cell-range-address="Sheet1.G7:Sheet1.G10" chart:label-cell-address="Sheet1.G5:Sheet1.G6" chart:class="chart:bar">
            <chart:data-point chart:repeated="4"/>
          </chart:series>
          <chart:series chart:style-name="ch13" chart:values-cell-range-address="Sheet1.H7:Sheet1.H10" chart:label-cell-address="Sheet1.H5:Sheet1.H6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Index: 1</text:p>
                <text:list>
                  <text:list-item>
                    <text:p>C Index: 1</text:p>
                  </text:list-item>
                  <text:list-item>
                    <text:p/>
                  </text:list-item>
                </text:list>
                <draw:g>
                  <svg:desc>Sheet1.F5:Sheet1.F6</svg:desc>
                </draw:g>
              </table:table-cell>
              <table:table-cell office:value-type="string">
                <text:p>C Index: 5</text:p>
                <text:list>
                  <text:list-item>
                    <text:p>C Index: 5</text:p>
                  </text:list-item>
                  <text:list-item>
                    <text:p/>
                  </text:list-item>
                </text:list>
                <draw:g>
                  <svg:desc>Sheet1.G5:Sheet1.G6</svg:desc>
                </draw:g>
              </table:table-cell>
              <table:table-cell office:value-type="string">
                <text:p>C Index: 9</text:p>
                <text:list>
                  <text:list-item>
                    <text:p>C Index: 9</text:p>
                  </text:list-item>
                  <text:list-item>
                    <text:p/>
                  </text:list-item>
                </text:list>
                <draw:g>
                  <svg:desc>Sheet1.H5:Sheet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</text:p>
                <draw:g>
                  <svg:desc>Sheet1.E7:Sheet1.E10</svg:desc>
                </draw:g>
              </table:table-cell>
              <table:table-cell office:value-type="float" office:value="62.5302519798">
                <text:p>62.5302519798</text:p>
                <draw:g>
                  <svg:desc>Sheet1.F7:Sheet1.F10</svg:desc>
                </draw:g>
              </table:table-cell>
              <table:table-cell office:value-type="float" office:value="59.1698160172">
                <text:p>59.1698160172</text:p>
                <draw:g>
                  <svg:desc>Sheet1.G7:Sheet1.G10</svg:desc>
                </draw:g>
              </table:table-cell>
              <table:table-cell office:value-type="float" office:value="60.521682024">
                <text:p>60.521682024</text:p>
                <draw:g>
                  <svg:desc>Sheet1.H7:Sheet1.H10</svg:desc>
                </draw:g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76.8518128395">
                <text:p>76.8518128395</text:p>
              </table:table-cell>
              <table:table-cell office:value-type="float" office:value="201.391256094">
                <text:p>201.391256094</text:p>
              </table:table-cell>
              <table:table-cell office:value-type="float" office:value="275.815138102">
                <text:p>275.815138102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77.0061359406">
                <text:p>77.0061359406</text:p>
              </table:table-cell>
              <table:table-cell office:value-type="float" office:value="194.872938871">
                <text:p>194.872938871</text:p>
              </table:table-cell>
              <table:table-cell office:value-type="float" office:value="293.187119961">
                <text:p>293.187119961</text:p>
              </table:table-cell>
            </table:table-row>
            <table:table-row>
              <table:table-cell office:value-type="string">
                <text:p>lzop</text:p>
              </table:table-cell>
              <table:table-cell office:value-type="float" office:value="8.31629014015">
                <text:p>8.31629014015</text:p>
              </table:table-cell>
              <table:table-cell office:value-type="float" office:value="8.0022277832">
                <text:p>8.0022277832</text:p>
              </table:table-cell>
              <table:table-cell office:value-type="float" office:value="54.3119559288">
                <text:p>54.3119559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13cm" svg:height="13.029cm" xlink:href=".." xlink:type="simple" chart:class="chart:bar" chart:style-name="ch1">
        <chart:title svg:x="10.08cm" svg:y="0.396cm" chart:style-name="ch2">
          <text:p>Decompression Time (on SERVER)</text:p>
        </chart:title>
        <chart:subtitle svg:x="12.131cm" svg:y="1.461cm" chart:style-name="ch3">
          <text:p>(.nc file -  5 runs)</text:p>
        </chart:subtitle>
        <chart:legend chart:legend-position="end" svg:x="24.865cm" svg:y="5.717cm" style:legend-expansion="high" chart:style-name="ch4"/>
        <chart:plot-area chart:style-name="ch5" table:cell-range-address="Sheet1.E50:Sheet1.H55" chart:data-source-has-labels="both" svg:x="1.557cm" svg:y="2.43cm" svg:width="22.762cm" svg:height="9.358cm">
          <chartooo:coordinate-region svg:x="2.655cm" svg:y="2.629cm" svg:width="21.664cm" svg:height="8.512cm"/>
          <chart:axis chart:dimension="x" chart:name="primary-x" chart:style-name="ch6" chartooo:axis-type="auto">
            <chartooo:date-scale/>
            <chart:title svg:x="10.989cm" svg:y="12.048cm" chart:style-name="ch7">
              <text:p>Decompression technique</text:p>
            </chart:title>
            <chart:categories table:cell-range-address="Sheet1.E52:Sheet1.E55"/>
          </chart:axis>
          <chart:axis chart:dimension="y" chart:name="primary-y" chart:style-name="ch8">
            <chart:title svg:x="0.451cm" svg:y="9.653cm" chart:style-name="ch9">
              <text:p>Time taken to decompress (in sec.)</text:p>
            </chart:title>
            <chart:grid chart:style-name="ch10" chart:class="major"/>
          </chart:axis>
          <chart:series chart:style-name="ch11" chart:values-cell-range-address="Sheet1.F52:Sheet1.F55" chart:label-cell-address="Sheet1.F50:Sheet1.F51" chart:class="chart:bar">
            <chart:data-point chart:repeated="4"/>
          </chart:series>
          <chart:series chart:style-name="ch12" chart:values-cell-range-address="Sheet1.G52:Sheet1.G55" chart:label-cell-address="Sheet1.G50:Sheet1.G51" chart:class="chart:bar">
            <chart:data-point chart:repeated="4"/>
          </chart:series>
          <chart:series chart:style-name="ch13" chart:values-cell-range-address="Sheet1.H52:Sheet1.H55" chart:label-cell-address="Sheet1.H50:Sheet1.H5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Index: 1</text:p>
                <text:list>
                  <text:list-item>
                    <text:p>C Index: 1</text:p>
                  </text:list-item>
                  <text:list-item>
                    <text:p/>
                  </text:list-item>
                </text:list>
                <draw:g>
                  <svg:desc>Sheet1.F50:Sheet1.F51</svg:desc>
                </draw:g>
              </table:table-cell>
              <table:table-cell office:value-type="string">
                <text:p>C Index: 5</text:p>
                <text:list>
                  <text:list-item>
                    <text:p>C Index: 5</text:p>
                  </text:list-item>
                  <text:list-item>
                    <text:p/>
                  </text:list-item>
                </text:list>
                <draw:g>
                  <svg:desc>Sheet1.G50:Sheet1.G51</svg:desc>
                </draw:g>
              </table:table-cell>
              <table:table-cell office:value-type="string">
                <text:p>C Index: 9</text:p>
                <text:list>
                  <text:list-item>
                    <text:p>C Index: 9</text:p>
                  </text:list-item>
                  <text:list-item>
                    <text:p/>
                  </text:list-item>
                </text:list>
                <draw:g>
                  <svg:desc>Sheet1.H50:Sheet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</text:p>
                <draw:g>
                  <svg:desc>Sheet1.E52:Sheet1.E55</svg:desc>
                </draw:g>
              </table:table-cell>
              <table:table-cell office:value-type="float" office:value="25.8887121677">
                <text:p>25.8887121677</text:p>
                <draw:g>
                  <svg:desc>Sheet1.F52:Sheet1.F55</svg:desc>
                </draw:g>
              </table:table-cell>
              <table:table-cell office:value-type="float" office:value="28.2430238724">
                <text:p>28.2430238724</text:p>
                <draw:g>
                  <svg:desc>Sheet1.G52:Sheet1.G55</svg:desc>
                </draw:g>
              </table:table-cell>
              <table:table-cell office:value-type="float" office:value="31.8070960045">
                <text:p>31.8070960045</text:p>
                <draw:g>
                  <svg:desc>Sheet1.H52:Sheet1.H55</svg:desc>
                </draw:g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28.728441">
                <text:p>28.728441</text:p>
              </table:table-cell>
              <table:table-cell office:value-type="float" office:value="27.9497420788">
                <text:p>27.9497420788</text:p>
              </table:table-cell>
              <table:table-cell office:value-type="float" office:value="28.3504300117">
                <text:p>28.3504300117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29.1522598267">
                <text:p>29.1522598267</text:p>
              </table:table-cell>
              <table:table-cell office:value-type="float" office:value="28.2039978504">
                <text:p>28.2039978504</text:p>
              </table:table-cell>
              <table:table-cell office:value-type="float" office:value="30.4791169167">
                <text:p>30.4791169167</text:p>
              </table:table-cell>
            </table:table-row>
            <table:table-row>
              <table:table-cell office:value-type="string">
                <text:p>lzop</text:p>
              </table:table-cell>
              <table:table-cell office:value-type="float" office:value="2.07775902748">
                <text:p>2.07775902748</text:p>
              </table:table-cell>
              <table:table-cell office:value-type="float" office:value="2.04253101349">
                <text:p>2.04253101349</text:p>
              </table:table-cell>
              <table:table-cell office:value-type="float" office:value="2.20969414711">
                <text:p>2.209694147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583cm" svg:height="13.162cm" xlink:href=".." xlink:type="simple" chart:class="chart:bar" chart:style-name="ch1">
        <chart:title svg:x="9.292cm" svg:y="0.399cm" chart:style-name="ch2">
          <text:p>Compression Percentage (on SERVER)</text:p>
        </chart:title>
        <chart:subtitle svg:x="11.818cm" svg:y="1.467cm" chart:style-name="ch3">
          <text:p>(.nc file - 5 runs)</text:p>
        </chart:subtitle>
        <chart:legend chart:legend-position="end" svg:x="24.135cm" svg:y="5.784cm" style:legend-expansion="high" chart:style-name="ch4"/>
        <chart:plot-area chart:style-name="ch5" table:cell-range-address="Sheet1.E103:Sheet1.H108" chart:data-source-has-labels="both" svg:x="1.542cm" svg:y="2.439cm" svg:width="22.062cm" svg:height="9.479cm">
          <chartooo:coordinate-region svg:x="2.957cm" svg:y="2.639cm" svg:width="20.647cm" svg:height="8.632cm"/>
          <chart:axis chart:dimension="x" chart:name="primary-x" chart:style-name="ch6" chartooo:axis-type="auto">
            <chartooo:date-scale/>
            <chart:title svg:x="10.783cm" svg:y="12.181cm" chart:style-name="ch7">
              <text:p>Compression Technique</text:p>
            </chart:title>
            <chart:categories table:cell-range-address="Sheet1.E105:Sheet1.E108"/>
          </chart:axis>
          <chart:axis chart:dimension="y" chart:name="primary-y" chart:style-name="ch8">
            <chart:title svg:x="0.451cm" svg:y="9.034cm" chart:style-name="ch9">
              <text:p>Percentage Compressed</text:p>
            </chart:title>
            <chart:grid chart:style-name="ch10" chart:class="major"/>
          </chart:axis>
          <chart:series chart:style-name="ch11" chart:values-cell-range-address="Sheet1.F105:Sheet1.F108" chart:label-cell-address="Sheet1.F103:Sheet1.F104" chart:class="chart:bar">
            <chart:data-point chart:repeated="4"/>
          </chart:series>
          <chart:series chart:style-name="ch12" chart:values-cell-range-address="Sheet1.G105:Sheet1.G108" chart:label-cell-address="Sheet1.G103:Sheet1.G104" chart:class="chart:bar">
            <chart:data-point chart:repeated="4"/>
          </chart:series>
          <chart:series chart:style-name="ch13" chart:values-cell-range-address="Sheet1.H105:Sheet1.H108" chart:label-cell-address="Sheet1.H103:Sheet1.H10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Index: 1</text:p>
                <text:list>
                  <text:list-item>
                    <text:p>C Index: 1</text:p>
                  </text:list-item>
                  <text:list-item>
                    <text:p/>
                  </text:list-item>
                </text:list>
                <draw:g>
                  <svg:desc>Sheet1.F103:Sheet1.F104</svg:desc>
                </draw:g>
              </table:table-cell>
              <table:table-cell office:value-type="string">
                <text:p>C Index: 5</text:p>
                <text:list>
                  <text:list-item>
                    <text:p>C Index: 5</text:p>
                  </text:list-item>
                  <text:list-item>
                    <text:p/>
                  </text:list-item>
                </text:list>
                <draw:g>
                  <svg:desc>Sheet1.G103:Sheet1.G104</svg:desc>
                </draw:g>
              </table:table-cell>
              <table:table-cell office:value-type="string">
                <text:p>C Index: 9</text:p>
                <text:list>
                  <text:list-item>
                    <text:p>C Index: 9</text:p>
                  </text:list-item>
                  <text:list-item>
                    <text:p/>
                  </text:list-item>
                </text:list>
                <draw:g>
                  <svg:desc>Sheet1.H103:Sheet1.H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zip2</text:p>
                <draw:g>
                  <svg:desc>Sheet1.E105:Sheet1.E108</svg:desc>
                </draw:g>
              </table:table-cell>
              <table:table-cell office:value-type="float" office:value="0.221214769520226">
                <text:p>0.221214769520226</text:p>
                <draw:g>
                  <svg:desc>Sheet1.F105:Sheet1.F108</svg:desc>
                </draw:g>
              </table:table-cell>
              <table:table-cell office:value-type="float" office:value="0.236903555973659">
                <text:p>0.236903555973659</text:p>
                <draw:g>
                  <svg:desc>Sheet1.G105:Sheet1.G108</svg:desc>
                </draw:g>
              </table:table-cell>
              <table:table-cell office:value-type="float" office:value="0.241186415804327">
                <text:p>0.241186415804327</text:p>
                <draw:g>
                  <svg:desc>Sheet1.H105:Sheet1.H108</svg:desc>
                </draw:g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0.222587158984007">
                <text:p>0.222587158984007</text:p>
              </table:table-cell>
              <table:table-cell office:value-type="float" office:value="0.245470253998118">
                <text:p>0.245470253998118</text:p>
              </table:table-cell>
              <table:table-cell office:value-type="float" office:value="0.249223998118532">
                <text:p>0.249223998118532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0.222435597365945">
                <text:p>0.222435597365945</text:p>
              </table:table-cell>
              <table:table-cell office:value-type="float" office:value="0.245353113828786">
                <text:p>0.245353113828786</text:p>
              </table:table-cell>
              <table:table-cell office:value-type="float" office:value="0.249107281279398">
                <text:p>0.249107281279398</text:p>
              </table:table-cell>
            </table:table-row>
            <table:table-row>
              <table:table-cell office:value-type="string">
                <text:p>lzop</text:p>
              </table:table-cell>
              <table:table-cell office:value-type="float" office:value="0.143168541862653">
                <text:p>0.143168541862653</text:p>
              </table:table-cell>
              <table:table-cell office:value-type="float" office:value="0.141161956726246">
                <text:p>0.141161956726246</text:p>
              </table:table-cell>
              <table:table-cell office:value-type="float" office:value="0.168857036688617">
                <text:p>0.1688570366886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066cm" svg:height="10.896cm" xlink:href=".." xlink:type="simple" chart:class="chart:bar" chart:style-name="ch1">
        <chart:title svg:x="10.235cm" svg:y="0.353cm" chart:style-name="ch2">
          <text:p>Compression time (on SERVER)</text:p>
        </chart:title>
        <chart:subtitle svg:x="12.06cm" svg:y="1.375cm" chart:style-name="ch3">
          <text:p>(.nc file - 5 runs)</text:p>
        </chart:subtitle>
        <chart:legend chart:legend-position="end" svg:x="24.618cm" svg:y="4.651cm" style:legend-expansion="high" chart:style-name="ch4"/>
        <chart:plot-area chart:style-name="ch5" table:cell-range-address="Sheet2.E5:Sheet2.H10" chart:data-source-has-labels="both" svg:x="1.552cm" svg:y="2.301cm" svg:width="22.525cm" svg:height="7.397cm">
          <chartooo:coordinate-region svg:x="2.65cm" svg:y="2.5cm" svg:width="21.427cm" svg:height="6.551cm"/>
          <chart:axis chart:dimension="x" chart:name="primary-x" chart:style-name="ch6" chartooo:axis-type="auto">
            <chartooo:date-scale/>
            <chart:title svg:x="11.037cm" svg:y="9.915cm" chart:style-name="ch7">
              <text:p>Compression technique</text:p>
            </chart:title>
            <chart:categories table:cell-range-address="Sheet2.E7:Sheet2.E10"/>
          </chart:axis>
          <chart:axis chart:dimension="y" chart:name="primary-y" chart:style-name="ch8">
            <chart:title svg:x="0.451cm" svg:y="7.922cm" chart:style-name="ch9">
              <text:p>Time to compress (in sec.)</text:p>
            </chart:title>
            <chart:grid chart:style-name="ch10" chart:class="major"/>
          </chart:axis>
          <chart:series chart:style-name="ch11" chart:values-cell-range-address="Sheet2.F7:Sheet2.F10" chart:label-cell-address="Sheet2.F5:Sheet2.F6" chart:class="chart:bar">
            <chart:data-point chart:repeated="4"/>
          </chart:series>
          <chart:series chart:style-name="ch12" chart:values-cell-range-address="Sheet2.G7:Sheet2.G10" chart:label-cell-address="Sheet2.G5:Sheet2.G6" chart:class="chart:bar">
            <chart:data-point chart:repeated="4"/>
          </chart:series>
          <chart:series chart:style-name="ch13" chart:values-cell-range-address="Sheet2.H7:Sheet2.H10" chart:label-cell-address="Sheet2.H5:Sheet2.H6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Index: 1</text:p>
                <text:list>
                  <text:list-item>
                    <text:p>C Index: 1</text:p>
                  </text:list-item>
                  <text:list-item>
                    <text:p/>
                  </text:list-item>
                </text:list>
                <draw:g>
                  <svg:desc>Sheet2.F5:Sheet2.F6</svg:desc>
                </draw:g>
              </table:table-cell>
              <table:table-cell office:value-type="string">
                <text:p>C Index: 5</text:p>
                <text:list>
                  <text:list-item>
                    <text:p>C Index: 5</text:p>
                  </text:list-item>
                  <text:list-item>
                    <text:p/>
                  </text:list-item>
                </text:list>
                <draw:g>
                  <svg:desc>Sheet2.G5:Sheet2.G6</svg:desc>
                </draw:g>
              </table:table-cell>
              <table:table-cell office:value-type="string">
                <text:p>C Index: 9</text:p>
                <text:list>
                  <text:list-item>
                    <text:p>C Index: 9</text:p>
                  </text:list-item>
                  <text:list-item>
                    <text:p/>
                  </text:list-item>
                </text:list>
                <draw:g>
                  <svg:desc>Sheet2.H5:Sheet2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zip2</text:p>
                <draw:g>
                  <svg:desc>Sheet2.E7:Sheet2.E10</svg:desc>
                </draw:g>
              </table:table-cell>
              <table:table-cell office:value-type="float" office:value="2.77853798866">
                <text:p>2.77853798866</text:p>
                <draw:g>
                  <svg:desc>Sheet2.F7:Sheet2.F10</svg:desc>
                </draw:g>
              </table:table-cell>
              <table:table-cell office:value-type="float" office:value="5.61855506897">
                <text:p>5.61855506897</text:p>
                <draw:g>
                  <svg:desc>Sheet2.G7:Sheet2.G10</svg:desc>
                </draw:g>
              </table:table-cell>
              <table:table-cell office:value-type="float" office:value="11">
                <text:p>11</text:p>
                <draw:g>
                  <svg:desc>Sheet2.H7:Sheet2.H10</svg:desc>
                </draw:g>
              </table:table-cell>
            </table:table-row>
            <table:table-row>
              <table:table-cell office:value-type="string">
                <text:p>pigz</text:p>
              </table:table-cell>
              <table:table-cell office:value-type="float" office:value="1.65331506729">
                <text:p>1.65331506729</text:p>
              </table:table-cell>
              <table:table-cell office:value-type="float" office:value="1.7208070755">
                <text:p>1.7208070755</text:p>
              </table:table-cell>
              <table:table-cell office:value-type="float" office:value="2.07038378716">
                <text:p>2.07038378716</text:p>
              </table:table-cell>
            </table:table-row>
            <table:table-row>
              <table:table-cell office:value-type="string">
                <text:p>pigz_zlib</text:p>
              </table:table-cell>
              <table:table-cell office:value-type="float" office:value="1.48250198364">
                <text:p>1.48250198364</text:p>
              </table:table-cell>
              <table:table-cell office:value-type="float" office:value="1.68894219398">
                <text:p>1.68894219398</text:p>
              </table:table-cell>
              <table:table-cell office:value-type="float" office:value="1.97021317482">
                <text:p>1.97021317482</text:p>
              </table:table-cell>
            </table:table-row>
            <table:table-row>
              <table:table-cell office:value-type="string">
                <text:p>pbzip2</text:p>
              </table:table-cell>
              <table:table-cell office:value-type="float" office:value="3.37524580956">
                <text:p>3.37524580956</text:p>
              </table:table-cell>
              <table:table-cell office:value-type="float" office:value="4.08967614174">
                <text:p>4.08967614174</text:p>
              </table:table-cell>
              <table:table-cell office:value-type="float" office:value="25.11">
                <text:p>25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901cm" svg:height="11.097cm" xlink:href=".." xlink:type="simple" chart:class="chart:bar" chart:style-name="ch1">
        <chart:title svg:x="9.914cm" svg:y="0.357cm" chart:style-name="ch2">
          <text:p>Decompression time (on SERVER)</text:p>
        </chart:title>
        <chart:subtitle svg:x="11.977cm" svg:y="1.383cm" chart:style-name="ch3">
          <text:p>(.nc file - 5 runs)</text:p>
        </chart:subtitle>
        <chart:legend chart:legend-position="end" svg:x="24.453cm" svg:y="4.751cm" style:legend-expansion="high" chart:style-name="ch4"/>
        <chart:plot-area chart:style-name="ch5" table:cell-range-address="Sheet2.E46:Sheet2.H51" chart:data-source-has-labels="both" svg:x="1.549cm" svg:y="2.313cm" svg:width="22.366cm" svg:height="7.582cm">
          <chartooo:coordinate-region svg:x="2.461cm" svg:y="2.512cm" svg:width="21.454cm" svg:height="6.736cm"/>
          <chart:axis chart:dimension="x" chart:name="primary-x" chart:style-name="ch6" chartooo:axis-type="auto">
            <chartooo:date-scale/>
            <chart:title svg:x="10.955cm" svg:y="10.116cm" chart:style-name="ch7">
              <text:p>Compression technique</text:p>
            </chart:title>
            <chart:categories table:cell-range-address="Sheet2.E48:Sheet2.E51"/>
          </chart:axis>
          <chart:axis chart:dimension="y" chart:name="primary-y" chart:style-name="ch8">
            <chart:title svg:x="0.451cm" svg:y="8.212cm" chart:style-name="ch9">
              <text:p>Time to decompress (in sec.)</text:p>
            </chart:title>
            <chart:grid chart:style-name="ch10" chart:class="major"/>
          </chart:axis>
          <chart:series chart:style-name="ch11" chart:values-cell-range-address="Sheet2.F48:Sheet2.F51" chart:label-cell-address="Sheet2.F46:Sheet2.F47" chart:class="chart:bar">
            <chart:data-point chart:repeated="4"/>
          </chart:series>
          <chart:series chart:style-name="ch12" chart:values-cell-range-address="Sheet2.G48:Sheet2.G51" chart:label-cell-address="Sheet2.G46:Sheet2.G47" chart:class="chart:bar">
            <chart:data-point chart:repeated="4"/>
          </chart:series>
          <chart:series chart:style-name="ch13" chart:values-cell-range-address="Sheet2.H48:Sheet2.H51" chart:label-cell-address="Sheet2.H46:Sheet2.H4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Index: 1</text:p>
                <text:list>
                  <text:list-item>
                    <text:p>C Index: 1</text:p>
                  </text:list-item>
                  <text:list-item>
                    <text:p/>
                  </text:list-item>
                </text:list>
                <draw:g>
                  <svg:desc>Sheet2.F46:Sheet2.F47</svg:desc>
                </draw:g>
              </table:table-cell>
              <table:table-cell office:value-type="string">
                <text:p>C Index: 5</text:p>
                <text:list>
                  <text:list-item>
                    <text:p>C Index: 5</text:p>
                  </text:list-item>
                  <text:list-item>
                    <text:p/>
                  </text:list-item>
                </text:list>
                <draw:g>
                  <svg:desc>Sheet2.G46:Sheet2.G47</svg:desc>
                </draw:g>
              </table:table-cell>
              <table:table-cell office:value-type="string">
                <text:p>C Index: 9</text:p>
                <text:list>
                  <text:list-item>
                    <text:p>C Index: 9</text:p>
                  </text:list-item>
                  <text:list-item>
                    <text:p/>
                  </text:list-item>
                </text:list>
                <draw:g>
                  <svg:desc>Sheet2.H46:Sheet2.H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zip2</text:p>
                <draw:g>
                  <svg:desc>Sheet2.E48:Sheet2.E51</svg:desc>
                </draw:g>
              </table:table-cell>
              <table:table-cell office:value-type="float" office:value="7.62">
                <text:p>7.62</text:p>
                <draw:g>
                  <svg:desc>Sheet2.F48:Sheet2.F51</svg:desc>
                </draw:g>
              </table:table-cell>
              <table:table-cell office:value-type="float" office:value="7.38528895378">
                <text:p>7.38528895378</text:p>
                <draw:g>
                  <svg:desc>Sheet2.G48:Sheet2.G51</svg:desc>
                </draw:g>
              </table:table-cell>
              <table:table-cell office:value-type="float" office:value="7.95">
                <text:p>7.95</text:p>
                <draw:g>
                  <svg:desc>Sheet2.H48:Sheet2.H51</svg:desc>
                </draw:g>
              </table:table-cell>
            </table:table-row>
            <table:table-row>
              <table:table-cell office:value-type="string">
                <text:p>pigz</text:p>
              </table:table-cell>
              <table:table-cell office:value-type="float" office:value="4.23162198067">
                <text:p>4.23162198067</text:p>
              </table:table-cell>
              <table:table-cell office:value-type="float" office:value="3.91153502464">
                <text:p>3.91153502464</text:p>
              </table:table-cell>
              <table:table-cell office:value-type="float" office:value="4.05031204224">
                <text:p>4.05031204224</text:p>
              </table:table-cell>
            </table:table-row>
            <table:table-row>
              <table:table-cell office:value-type="string">
                <text:p>pigz_zlib</text:p>
              </table:table-cell>
              <table:table-cell office:value-type="float" office:value="4.21924781799">
                <text:p>4.21924781799</text:p>
              </table:table-cell>
              <table:table-cell office:value-type="float" office:value="4.05053901672">
                <text:p>4.05053901672</text:p>
              </table:table-cell>
              <table:table-cell office:value-type="float" office:value="4.049423933">
                <text:p>4.049423933</text:p>
              </table:table-cell>
            </table:table-row>
            <table:table-row>
              <table:table-cell office:value-type="string">
                <text:p>pbzip2</text:p>
              </table:table-cell>
              <table:table-cell office:value-type="float" office:value="2.37027907372">
                <text:p>2.37027907372</text:p>
              </table:table-cell>
              <table:table-cell office:value-type="float" office:value="2.76152205467">
                <text:p>2.76152205467</text:p>
              </table:table-cell>
              <table:table-cell office:value-type="float" office:value="7.97">
                <text:p>7.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01cm" svg:height="11.6cm" xlink:href=".." xlink:type="simple" chart:class="chart:bar" chart:style-name="ch1">
        <chart:title svg:x="9.351cm" svg:y="0.368cm" chart:style-name="ch2">
          <text:p>Compression Percentage (on SERVER)</text:p>
        </chart:title>
        <chart:subtitle svg:x="11.877cm" svg:y="1.405cm" chart:style-name="ch3">
          <text:p>(.nc file - 5 runs)</text:p>
        </chart:subtitle>
        <chart:legend chart:legend-position="end" svg:x="24.253cm" svg:y="5.003cm" style:legend-expansion="high" chart:style-name="ch4"/>
        <chart:plot-area chart:style-name="ch5" table:cell-range-address="Sheet2.E99:Sheet2.H104" chart:data-source-has-labels="both" svg:x="1.545cm" svg:y="2.346cm" svg:width="22.174cm" svg:height="8.041cm">
          <chartooo:coordinate-region svg:x="2.96cm" svg:y="2.546cm" svg:width="20.759cm" svg:height="7.194cm"/>
          <chart:axis chart:dimension="x" chart:name="primary-x" chart:style-name="ch6" chartooo:axis-type="auto">
            <chartooo:date-scale/>
            <chart:title svg:x="10.855cm" svg:y="10.619cm" chart:style-name="ch7">
              <text:p>Compression technique</text:p>
            </chart:title>
            <chart:categories table:cell-range-address="Sheet2.E101:Sheet2.E104"/>
          </chart:axis>
          <chart:axis chart:dimension="y" chart:name="primary-y" chart:style-name="ch8">
            <chart:title svg:x="0.451cm" svg:y="8.183cm" chart:style-name="ch9">
              <text:p>Percentage compressed</text:p>
            </chart:title>
            <chart:grid chart:style-name="ch10" chart:class="major"/>
          </chart:axis>
          <chart:series chart:style-name="ch11" chart:values-cell-range-address="Sheet2.F101:Sheet2.F104" chart:label-cell-address="Sheet2.F99:Sheet2.F100" chart:class="chart:bar">
            <chart:data-point chart:repeated="4"/>
          </chart:series>
          <chart:series chart:style-name="ch12" chart:values-cell-range-address="Sheet2.G101:Sheet2.G104" chart:label-cell-address="Sheet2.G99:Sheet2.G100" chart:class="chart:bar">
            <chart:data-point chart:repeated="4"/>
          </chart:series>
          <chart:series chart:style-name="ch13" chart:values-cell-range-address="Sheet2.H101:Sheet2.H104" chart:label-cell-address="Sheet2.H99:Sheet2.H10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Index: 1</text:p>
                <text:list>
                  <text:list-item>
                    <text:p>C Index: 1</text:p>
                  </text:list-item>
                  <text:list-item>
                    <text:p/>
                  </text:list-item>
                </text:list>
                <draw:g>
                  <svg:desc>Sheet2.F99:Sheet2.F100</svg:desc>
                </draw:g>
              </table:table-cell>
              <table:table-cell office:value-type="string">
                <text:p>C Index: 5</text:p>
                <text:list>
                  <text:list-item>
                    <text:p>C Index: 5</text:p>
                  </text:list-item>
                  <text:list-item>
                    <text:p/>
                  </text:list-item>
                </text:list>
                <draw:g>
                  <svg:desc>Sheet2.G99:Sheet2.G100</svg:desc>
                </draw:g>
              </table:table-cell>
              <table:table-cell office:value-type="string">
                <text:p>C Index: 9</text:p>
                <text:list>
                  <text:list-item>
                    <text:p>C Index: 9</text:p>
                  </text:list-item>
                  <text:list-item>
                    <text:p/>
                  </text:list-item>
                </text:list>
                <draw:g>
                  <svg:desc>Sheet2.H99:Sheet2.H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bzip2</text:p>
                <draw:g>
                  <svg:desc>Sheet2.E101:Sheet2.E104</svg:desc>
                </draw:g>
              </table:table-cell>
              <table:table-cell office:value-type="float" office:value="0.218410517403575">
                <text:p>0.218410517403575</text:p>
                <draw:g>
                  <svg:desc>Sheet2.F101:Sheet2.F104</svg:desc>
                </draw:g>
              </table:table-cell>
              <table:table-cell office:value-type="float" office:value="0.235075522107244">
                <text:p>0.235075522107244</text:p>
                <draw:g>
                  <svg:desc>Sheet2.G101:Sheet2.G104</svg:desc>
                </draw:g>
              </table:table-cell>
              <table:table-cell office:value-type="float" office:value="0.239803518344308">
                <text:p>0.239803518344308</text:p>
                <draw:g>
                  <svg:desc>Sheet2.H101:Sheet2.H104</svg:desc>
                </draw:g>
              </table:table-cell>
            </table:table-row>
            <table:table-row>
              <table:table-cell office:value-type="string">
                <text:p>pigz</text:p>
              </table:table-cell>
              <table:table-cell office:value-type="float" office:value="0.189674449670743">
                <text:p>0.189674449670743</text:p>
              </table:table-cell>
              <table:table-cell office:value-type="float" office:value="0.195264637817498">
                <text:p>0.195264637817498</text:p>
              </table:table-cell>
              <table:table-cell office:value-type="float" office:value="0.195379755409219">
                <text:p>0.195379755409219</text:p>
              </table:table-cell>
            </table:table-row>
            <table:table-row>
              <table:table-cell office:value-type="string">
                <text:p>pigz_zlib</text:p>
              </table:table-cell>
              <table:table-cell office:value-type="float" office:value="0.189674647224835">
                <text:p>0.189674647224835</text:p>
              </table:table-cell>
              <table:table-cell office:value-type="float" office:value="0.19526483537159">
                <text:p>0.19526483537159</text:p>
              </table:table-cell>
              <table:table-cell office:value-type="float" office:value="0.195379952963311">
                <text:p>0.195379952963311</text:p>
              </table:table-cell>
            </table:table-row>
            <table:table-row>
              <table:table-cell office:value-type="string">
                <text:p>pbzip2</text:p>
              </table:table-cell>
              <table:table-cell office:value-type="float" office:value="0.220759802445908">
                <text:p>0.220759802445908</text:p>
              </table:table-cell>
              <table:table-cell office:value-type="float" office:value="0.235342897460019">
                <text:p>0.235342897460019</text:p>
              </table:table-cell>
              <table:table-cell office:value-type="float" office:value="0.240154176857949">
                <text:p>0.2401541768579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